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6666ff" draw:textarea-vertical-align="middle" fo:padding-top="0.142cm" fo:padding-bottom="0.142cm" fo:padding-left="0.267cm" fo:padding-right="0.267cm"/>
    </style:style>
    <style:style style:name="gr2" style:family="graphic" style:parent-style-name="measure">
      <style:graphic-properties draw:fill="solid" draw:fill-color="#99ff66" draw:textarea-vertical-align="middle"/>
    </style:style>
    <style:style style:name="gr3" style:family="graphic" style:parent-style-name="measure">
      <style:graphic-properties svg:stroke-width="0.035cm" draw:marker-start-width="0.252cm" draw:marker-end-width="0.252cm" draw:fill="solid" draw:fill-color="#eeeeee" draw:opacity="95%" draw:textarea-vertical-align="middle" fo:padding-top="0.142cm" fo:padding-bottom="0.142cm" fo:padding-left="0.267cm" fo:padding-right="0.267cm"/>
    </style:style>
    <style:style style:name="gr4" style:family="graphic" style:parent-style-name="measure">
      <style:graphic-properties svg:stroke-width="0.035cm" draw:marker-start-width="0.252cm" draw:marker-end-width="0.252cm" draw:fill="solid" draw:fill-color="#dddddd" draw:opacity="95%" draw:textarea-vertical-align="middle" fo:padding-top="0.142cm" fo:padding-bottom="0.142cm" fo:padding-left="0.267cm" fo:padding-right="0.267cm"/>
    </style:style>
    <style:style style:name="gr5" style:family="graphic" style:parent-style-name="measure">
      <style:graphic-properties svg:stroke-width="0.035cm" draw:marker-start-width="0.252cm" draw:marker-end-width="0.252cm" draw:fill="solid" draw:fill-color="#cccccc" draw:opacity="95%" draw:textarea-vertical-align="middle" fo:padding-top="0.142cm" fo:padding-bottom="0.142cm" fo:padding-left="0.267cm" fo:padding-right="0.267cm"/>
    </style:style>
    <style:style style:name="gr6" style:family="graphic" style:parent-style-name="measure">
      <style:graphic-properties svg:stroke-width="0.035cm" draw:marker-start-width="0.252cm" draw:marker-end-width="0.252cm" draw:fill="solid" draw:fill-color="#b2b2b2" draw:opacity="95%" draw:textarea-vertical-align="middle" fo:padding-top="0.142cm" fo:padding-bottom="0.142cm" fo:padding-left="0.267cm" fo:padding-right="0.267cm"/>
    </style:style>
    <style:style style:name="gr7" style:family="graphic" style:parent-style-name="measure">
      <style:graphic-properties draw:stroke="none" svg:stroke-color="#000000" draw:fill="none" draw:fill-color="#ffffff" draw:auto-grow-width="true" fo:min-height="0.941cm" fo:min-width="2.775cm"/>
    </style:style>
    <style:style style:name="gr8" style:family="graphic" style:parent-style-name="measure">
      <style:graphic-properties draw:stroke="none" svg:stroke-color="#000000" draw:fill="none" draw:fill-color="#ffffff" draw:auto-grow-width="true" fo:min-height="0.314cm" fo:min-width="1.382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measure">
      <style:graphic-properties draw:fill="solid" draw:fill-color="#eeeeee" draw:textarea-horizontal-align="justify" draw:textarea-vertical-align="middle" draw:auto-grow-height="false" fo:min-height="0cm" fo:min-width="0cm"/>
    </style:style>
    <style:style style:name="gr11" style:family="graphic" style:parent-style-name="measure">
      <style:graphic-properties draw:fill="solid" draw:fill-color="#dddddd" draw:textarea-horizontal-align="justify" draw:textarea-vertical-align="middle" draw:auto-grow-height="false" fo:min-height="0cm" fo:min-width="0cm"/>
    </style:style>
    <style:style style:name="gr12" style:family="graphic" style:parent-style-name="measure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3" style:family="graphic" style:parent-style-name="measure">
      <style:graphic-properties draw:fill="solid" draw:fill-color="#b2b2b2" draw:textarea-horizontal-align="justify" draw:textarea-vertical-align="middle" draw:auto-grow-height="false" fo:min-height="0cm" fo:min-width="0cm"/>
    </style:style>
    <style:style style:name="gr14" style:family="graphic" style:parent-style-name="measure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measure">
      <style:graphic-properties svg:stroke-width="0.035cm" draw:marker-start-width="0.252cm" draw:marker-end-width="0.252cm" draw:fill="solid" draw:fill-color="#99ff66" draw:opacity="100%" draw:opacity-name="" draw:textarea-vertical-align="middle" fo:padding-top="0.142cm" fo:padding-bottom="0.142cm" fo:padding-left="0.267cm" fo:padding-right="0.267cm"/>
    </style:style>
    <style:style style:name="gr16" style:family="graphic" style:parent-style-name="measure">
      <style:graphic-properties draw:stroke="none" svg:stroke-color="#000000" draw:fill="none" draw:fill-color="#ffffff" draw:auto-grow-width="true" fo:min-height="0.639cm" fo:min-width="0.802cm"/>
    </style:style>
    <style:style style:name="gr17" style:family="graphic" style:parent-style-name="measure">
      <style:graphic-properties draw:stroke="none" svg:stroke-color="#000000" draw:fill="none" draw:fill-color="#ffffff" draw:auto-grow-width="true" fo:min-height="0.639cm" fo:min-width="1.098cm"/>
    </style:style>
    <style:style style:name="gr18" style:family="graphic" style:parent-style-name="measure">
      <style:graphic-properties draw:stroke="none" svg:stroke-color="#000000" draw:fill="none" draw:fill-color="#ffffff" draw:auto-grow-width="true" fo:min-height="0.639cm" fo:min-width="1.022cm"/>
    </style:style>
    <style:style style:name="gr19" style:family="graphic" style:parent-style-name="measure">
      <style:graphic-properties draw:marker-start="" draw:textarea-vertical-align="middle"/>
    </style:style>
    <style:style style:name="gr20" style:family="graphic" style:parent-style-name="measure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measure">
      <style:graphic-properties draw:stroke="none" svg:stroke-color="#000000" draw:fill="none" draw:fill-color="#ffffff" draw:auto-grow-width="true" fo:min-height="0.94cm" fo:min-width="0.8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left="0cm" fo:margin-right="0cm" fo:text-align="center" fo:text-indent="0cm"/>
      <style:text-properties fo:font-family="'Courier New'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'Courier New'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Courier New'" style:font-family-generic="modern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72cm" svg:height="5.08cm" svg:x="2.159cm" svg:y="3.156cm">
          <text:p/>
        </draw:rect>
        <draw:rect draw:style-name="gr2" draw:text-style-name="P1" draw:layer="layout" svg:width="7.397cm" svg:height="10.891cm" svg:x="10.907cm" svg:y="0.251cm">
          <text:p/>
        </draw:rect>
        <draw:rect draw:style-name="gr3" draw:text-style-name="P1" draw:layer="layout" svg:width="0.762cm" svg:height="0.762cm" svg:x="2.625cm" svg:y="3.545cm">
          <text:p text:style-name="P1">1</text:p>
        </draw:rect>
        <draw:rect draw:style-name="gr4" draw:text-style-name="P1" draw:layer="layout" svg:width="0.762cm" svg:height="0.762cm" svg:x="3.385cm" svg:y="3.545cm">
          <text:p text:style-name="P1">2</text:p>
        </draw:rect>
        <draw:rect draw:style-name="gr5" draw:text-style-name="P1" draw:layer="layout" svg:width="0.762cm" svg:height="0.762cm" svg:x="2.625cm" svg:y="4.305cm">
          <text:p text:style-name="P1">3</text:p>
        </draw:rect>
        <draw:rect draw:style-name="gr6" draw:text-style-name="P1" draw:layer="layout" svg:width="0.762cm" svg:height="0.762cm" svg:x="3.385cm" svg:y="4.305cm">
          <text:p text:style-name="P1">4</text:p>
        </draw:rect>
        <draw:rect draw:style-name="gr3" draw:text-style-name="P1" draw:layer="layout" svg:width="0.762cm" svg:height="0.762cm" svg:x="2.625cm" svg:y="6.045cm">
          <text:p text:style-name="P1">5</text:p>
        </draw:rect>
        <draw:rect draw:style-name="gr4" draw:text-style-name="P1" draw:layer="layout" svg:width="0.762cm" svg:height="0.762cm" svg:x="3.385cm" svg:y="6.045cm">
          <text:p text:style-name="P1">6</text:p>
        </draw:rect>
        <draw:rect draw:style-name="gr5" draw:text-style-name="P1" draw:layer="layout" svg:width="0.762cm" svg:height="0.762cm" svg:x="2.625cm" svg:y="6.805cm">
          <text:p text:style-name="P1">7</text:p>
        </draw:rect>
        <draw:rect draw:style-name="gr6" draw:text-style-name="P1" draw:layer="layout" svg:width="0.762cm" svg:height="0.762cm" svg:x="3.385cm" svg:y="6.805cm">
          <text:p text:style-name="P1">8</text:p>
        </draw:rect>
        <draw:frame draw:style-name="gr7" draw:text-style-name="P2" draw:layer="layout" svg:width="3.275cm" svg:height="1.191cm" svg:x="2.797cm" svg:y="8.236cm">
          <draw:text-box>
            <text:p text:style-name="P1"><text:span text:style-name="T1">SMP Node</text:span></text:p>
            <text:p text:style-name="P1"><text:span text:style-name="T1">(Macbook Pro)</text:span></text:p>
          </draw:text-box>
        </draw:frame>
        <draw:frame draw:style-name="gr8" draw:text-style-name="P3" draw:layer="layout" svg:width="1.882cm" svg:height="0.564cm" svg:x="2.425cm" svg:y="7.501cm">
          <draw:text-box>
            <text:p><text:span text:style-name="T2">Quad Core</text:span></text:p>
          </draw:text-box>
        </draw:frame>
        <draw:frame draw:style-name="gr8" draw:text-style-name="P3" draw:layer="layout" svg:width="1.882cm" svg:height="0.564cm" svg:x="2.426cm" svg:y="5.001cm">
          <draw:text-box>
            <text:p><text:span text:style-name="T2">Quad Core</text:span></text:p>
          </draw:text-box>
        </draw:frame>
        <draw:custom-shape draw:style-name="gr9" draw:text-style-name="P5" draw:layer="layout" svg:width="3.048cm" svg:height="1.016cm" svg:x="13.077cm" svg:y="1.274cm">
          <text:p text:style-name="P4"><text:span text:style-name="T3">[R] </text:span><text:span text:style-name="T4">rfsrc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4.572cm" svg:height="1.575cm" svg:x="12.315cm" svg:y="3.511cm">
          <text:p text:style-name="P4"><text:span text:style-name="T3">[C]</text:span></text:p>
          <text:p text:style-name="P4"><text:span text:style-name="T4">spawn</text:span></text:p>
          <text:p text:style-name="P4"><text:span text:style-name="T4">OpenMP threa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048cm" svg:height="1.016cm" svg:x="13.077cm" svg:y="9.103cm">
          <text:p text:style-name="P4"><text:span text:style-name="T3">[R] </text:span><text:span text:style-name="T4">retur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" draw:id="id1" draw:layer="layout" svg:width="4.572cm" svg:height="1.575cm" svg:x="12.315cm" svg:y="6.395cm">
          <text:p text:style-name="P4"><text:span text:style-name="T3">[C]</text:span></text:p>
          <text:p text:style-name="P4"><text:span text:style-name="T4">add tree</text:span></text:p>
          <text:p text:style-name="P4"><text:span text:style-name="T4">to ensem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" draw:id="id2" draw:layer="layout" svg:width="0.508cm" svg:height="0.914cm" svg:x="12.315cm" svg:y="5.293cm">
          <text:p text:style-name="P1"><text:span text:style-name="T2">1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0.508cm" svg:height="0.914cm" svg:x="12.874cm" svg:y="5.293cm">
          <text:p text:style-name="P1"><text:span text:style-name="T2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0.508cm" svg:height="0.914cm" svg:x="13.438cm" svg:y="5.293cm">
          <text:p text:style-name="P1"><text:span text:style-name="T2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0.508cm" svg:height="0.914cm" svg:x="13.991cm" svg:y="5.293cm">
          <text:p text:style-name="P1"><text:span text:style-name="T2">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0.508cm" svg:height="0.914cm" svg:x="14.55cm" svg:y="5.293cm">
          <text:p text:style-name="P1"><text:span text:style-name="T2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0.508cm" svg:height="0.914cm" svg:x="15.109cm" svg:y="5.293cm">
          <text:p text:style-name="P1"><text:span text:style-name="T2">6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0.508cm" svg:height="0.914cm" svg:x="15.668cm" svg:y="5.293cm">
          <text:p text:style-name="P1"><text:span text:style-name="T2">7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0.508cm" svg:height="0.914cm" svg:x="16.227cm" svg:y="5.293cm">
          <text:p text:style-name="P1"><text:span text:style-name="T2">8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layer="layout" svg:width="0.508cm" svg:height="0.914cm" svg:x="14.347cm" svg:y="8.1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layer="layout" svg:width="0.508cm" svg:height="0.914cm" svg:x="14.347cm" svg:y="2.4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5" draw:text-style-name="P8" draw:layer="layout" svg:width="1.905cm" svg:height="4.064cm" svg:x="4.572cm" svg:y="3.537cm">
          <text:p text:style-name="P1"><text:span text:style-name="T5">Shared</text:span></text:p>
          <text:p text:style-name="P1"><text:span text:style-name="T5">Memory</text:span></text:p>
        </draw:rect>
        <draw:frame draw:style-name="gr16" draw:text-style-name="P7" draw:layer="layout" svg:width="1.302cm" svg:height="0.889cm" svg:x="14.619cm" svg:y="2.396cm">
          <draw:text-box>
            <text:p text:style-name="P1"><text:span text:style-name="T2">parent</text:span></text:p>
            <text:p text:style-name="P1"><text:span text:style-name="T2">thread</text:span></text:p>
          </draw:text-box>
        </draw:frame>
        <draw:frame draw:style-name="gr16" draw:text-style-name="P7" draw:layer="layout" svg:width="1.302cm" svg:height="0.889cm" svg:x="14.619cm" svg:y="7.997cm">
          <draw:text-box>
            <text:p text:style-name="P1"><text:span text:style-name="T2">parent</text:span></text:p>
            <text:p text:style-name="P1"><text:span text:style-name="T2">thread</text:span></text:p>
          </draw:text-box>
        </draw:frame>
        <draw:frame draw:style-name="gr17" draw:text-style-name="P7" draw:layer="layout" svg:width="1.598cm" svg:height="0.889cm" svg:x="16.671cm" svg:y="5.198cm">
          <draw:text-box>
            <text:p text:style-name="P1"><text:span text:style-name="T2">one core</text:span></text:p>
            <text:p text:style-name="P1"><text:span text:style-name="T2">per tree</text:span></text:p>
          </draw:text-box>
        </draw:frame>
        <draw:frame draw:style-name="gr18" draw:text-style-name="P7" draw:layer="layout" svg:width="1.522cm" svg:height="0.889cm" svg:x="10.713cm" svg:y="10.331cm">
          <draw:text-box>
            <text:p text:style-name="P1"><text:span text:style-name="T2">Shared</text:span></text:p>
            <text:p text:style-name="P1"><text:span text:style-name="T2">Memory</text:span></text:p>
          </draw:text-box>
        </draw:frame>
        <draw:connector draw:style-name="gr19" draw:text-style-name="P1" draw:layer="layout" draw:line-skew="0.141cm" svg:x1="12.315cm" svg:y1="7.182cm" svg:x2="12.315cm" svg:y2="5.75cm" draw:start-shape="id1" draw:start-glue-point="3" draw:end-shape="id2" draw:end-glue-point="3" svg:d="M12315 7182h-377v-1432h377">
          <text:p/>
        </draw:connector>
        <draw:custom-shape draw:style-name="gr20" draw:text-style-name="P1" draw:layer="layout" svg:width="2.159cm" svg:height="0.762cm" svg:x="7.887cm" svg:y="5.3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7" draw:layer="layout" svg:width="1.319cm" svg:height="1.19cm" svg:x="10.809cm" svg:y="5.899cm">
          <draw:text-box>
            <text:p text:style-name="P1"><text:span text:style-name="T2">spawn</text:span></text:p>
            <text:p text:style-name="P1"><text:span text:style-name="T2">until</text:span></text:p>
            <text:p text:style-name="P1"><text:span text:style-name="T2">ntre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daya Kogalur</meta:initial-creator>
    <meta:creation-date>2015-02-23T10:50:35</meta:creation-date>
    <dc:date>2015-06-03T12:18:58</dc:date>
    <dc:creator>Udaya Kogalur</dc:creator>
    <meta:editing-duration>P19DT7H43M50S</meta:editing-duration>
    <meta:editing-cycles>57</meta:editing-cycles>
    <meta:generator>OpenOffice/4.1.1$Unix OpenOffice.org_project/411m6$Build-9775</meta:generator>
    <meta:printed-by>Udaya Kogalur</meta:printed-by>
    <meta:print-date>2015-03-19T12:46:48</meta:print-date>
    <meta:document-statistic meta:object-count="35"/>
  </office:meta>
</office:document-meta>
</file>